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style:font-size-asian="15pt" style:font-size-complex="15pt"/>
    </style:style>
    <style:style style:name="P2" style:family="paragraph" style:parent-style-name="Standard">
      <style:text-properties fo:font-size="15pt" officeooo:rsid="0019dbda" officeooo:paragraph-rsid="0019dbda" style:font-size-asian="15pt" style:font-size-complex="15pt"/>
    </style:style>
    <style:style style:name="P3" style:family="paragraph" style:parent-style-name="Standard">
      <style:text-properties fo:font-size="15pt" officeooo:rsid="001bb843" officeooo:paragraph-rsid="001bb843" style:font-size-asian="15pt" style:font-size-complex="15pt"/>
    </style:style>
    <style:style style:name="P4" style:family="paragraph" style:parent-style-name="Standard">
      <style:paragraph-properties fo:break-before="page"/>
      <style:text-properties fo:font-size="15pt" officeooo:rsid="001bb843" officeooo:paragraph-rsid="001bb843" style:font-size-asian="15pt" style:font-size-complex="15pt"/>
    </style:style>
    <style:style style:name="P5" style:family="paragraph" style:parent-style-name="Standard">
      <style:text-properties fo:font-size="15pt" officeooo:rsid="001c5748" officeooo:paragraph-rsid="001c5748" style:font-size-asian="15pt" style:font-size-complex="15pt"/>
    </style:style>
    <style:style style:name="P6" style:family="paragraph" style:parent-style-name="Standard">
      <style:text-properties fo:font-size="15pt" officeooo:rsid="001c5748" officeooo:paragraph-rsid="001e00cd" style:font-size-asian="15pt" style:font-size-complex="15pt"/>
    </style:style>
    <style:style style:name="P7" style:family="paragraph" style:parent-style-name="Standard">
      <style:paragraph-properties fo:break-before="page"/>
      <style:text-properties fo:font-size="15pt" officeooo:rsid="001c5748" officeooo:paragraph-rsid="001e00cd" style:font-size-asian="15pt" style:font-size-complex="15pt"/>
    </style:style>
    <style:style style:name="P8" style:family="paragraph" style:parent-style-name="Standard">
      <style:text-properties fo:font-size="15pt" officeooo:rsid="001e00cd" officeooo:paragraph-rsid="001e00cd" style:font-size-asian="15pt" style:font-size-complex="15pt"/>
    </style:style>
    <style:style style:name="P9" style:family="paragraph" style:parent-style-name="Standard">
      <style:text-properties fo:font-size="15pt" officeooo:rsid="001e00cd" officeooo:paragraph-rsid="001f3126" style:font-size-asian="15pt" style:font-size-complex="15pt"/>
    </style:style>
    <style:style style:name="P10" style:family="paragraph" style:parent-style-name="Standard">
      <style:text-properties fo:font-size="15pt" officeooo:rsid="001f3126" officeooo:paragraph-rsid="001f3126" style:font-size-asian="15pt" style:font-size-complex="15pt"/>
    </style:style>
    <style:style style:name="T1" style:family="text">
      <style:text-properties officeooo:rsid="001e00cd"/>
    </style:style>
    <style:style style:name="T2" style:family="text">
      <style:text-properties officeooo:rsid="001f3126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Bootloader Code in Hexadecimal</text:p>
      <text:p text:style-name="P1"/>
      <text:p text:style-name="P3">Bytes 0-255:</text:p>
      <text:p text:style-name="P1">fc01002021f0ff1f65f7ff1f67f7ff1fdff804d000f0aafbfc010020004700000048004711f0ff1fff49a1f80408b1f800084006fbd57047fd49fc4808607047fc48c168c907fcd17047fa48fa498160fa4981607047f748f7494160f7494160704700b5fff7f7fffff7effffff7e8fff04a106940f020001061106940f040001061fff7ddff106920f02000106100bd2de9f0478246fff7d3ffe94bb3f800805c889d88de881f89b3f80ac0b3f80c90a3f60203fff7d5fffff7cdfffff7c5fffff7beffdb4a106940f010001061baf1000f23d008f0ff0003f500635880fff7afffe0b29880fff7abffe8b2d880fff7a7fff0b21881fff7a3fff8b21881fff7</text:p>
      <text:p text:style-name="P1"/>
      <text:p text:style-name="P3">Bytes 256 – 511:</text:p>
      <text:p text:style-name="P1">9fff0cf0ff001881fff79aff09f0ff001881fff795ff0020188002e0a520a3f80008fff78dff106920f010001061bde8f087c0490020c969890700d5012070472de9f047be4b9b1e1f88b3f802c0b3f80480b3f80690c043c4b2c0f30725c0f307464fea106afff77cfffff774fffff76cffb04a106940f010001061f8b21880fff75eff0cf0ff005880fff759ff08f0ff009880fff754ff09f0ff00d880a3f50063fff74dffff2c03d0a3f80848fff747ffff2d03d0a3f80a58fff741ffff2e03d0a3f80c68fff73bffbaf1ff0f03d0a3f80ea8fff734ff106920f010001061a5e7914a4af6aa20964900e00860b2f800389b06fad5b2f80408c0b2704770b5</text:p>
      <text:p text:style-name="P1"/>
      <text:p text:style-name="P3">Bytes 512 – 767:</text:p>
      <text:p text:style-name="P3">0e46441c054606d0fff7ebff454006f8010b641ef8d1fff7e4ffa84204d01f20fff702ff552070bdaa2070bd00b50346fff711fffff704ff7e4a02201061536142201061fff7fcfe0020106100bd00b5fff701fffff7f9fefff7f2fe754a106940f004001061106940f040001061fff7e7fe106920f00400106100bd10b504460b46fff7ddfe6b4a106940f0010010612380fff7d5fed068400703d4180c6080fff7cefed068400703d5d06840f00400d060106920f00100106110bda0f10061b1f5003f01d2022070475f490144b1f59c4f01d2032070475c490144b1f5007f01d2042070475a490844b0f5006f01d2052070470120704730b50025fff719ff</text:p>
      <text:p text:style-name="P4">Bytes 768-1023:</text:p>
      <text:p text:style-name="P3">f0b97920fff790fefff76bff044645ea0065fff766ff45ea00454440fff761ff45ea00254440fff75cff05434440fff758ffa04204d17920fff776fe284630bd1f20fff771fe4ff0553030bd2de9f04f40a13cc9c5b001a83cc000f023fa394a45f255501060062050604af6aa2313603c484ff4801141603b4c0121216601688901fcd537483949416044f20401816100244ff0e026c6f8084d36483449c0f8041804213161c1007161d0f808184905fbd5d0f808184905fbd4d0f808184905fbd505213161d0f808184905fbd4b0690021c0f50025284801800724b5fbf4f484804ff4c06484818181818243f20c4101817920fff718fe0c4f12484af6aa21</text:p>
      <text:p text:style-name="P5"/>
      <text:p text:style-name="P5">Bytes 1024 – 1279:</text:p>
      <text:p text:style-name="P5">0160fff7eefe0446fff7ebfe80ea0401ff2900d05524312c7ed041dc022c59d039dc5cb3012c2ae0003001400400fa050ced00e00020024023016745ab89efcd02f8ff1f0030004000feffdf000800e0001000e0790b2200010211213143637382927900001002400000424202001000b4444444000001400438014021e05ad17920fff7d1fd2220fff7cefd0020fff7cbfd002028e0112c2cd0212c4dd04ae0732c6fd008dc432c6dd0632c43d1fff740fe012868d13ee0822c7ed0922c7dd039e0002201ab985cfff7aefd521c0f2af9d392e77920fff7a7fd0120fff7a4fd0420fff7a1fd1020fff79efde6e0fff79bfd82e7fff700ff8446fff7dffec0b2</text:p>
      <text:p text:style-name="P5"/>
      <text:p text:style-name="P5"/>
      <text:p text:style-name="P6">Bytes 1<text:span text:style-name="T1">280-1535</text:span>:</text:p>
      <text:p text:style-name="P6"/>
      <text:p text:style-name="P6">0128e6d0fff76dfe0446c043c5b2fff768fea8420fd100e037e07920fff784fd641cd6d065460cf1010c2878fff77cfd641ef7d161e71f20d9e7fff7ddfe0446fff7bcfec1b2022901d00329f3d17e4948687e4a1040486008687d4a10400860086820f480200860486820f4fe0048600020306100f014f96568206800f00cf9a8473ae7bce074e09ae0fff7b5fe8046fff794fe00f0ff0cbcf1010f99d0fff720fe0df11409441c4946fff728feaa288fd1bcf1020f18d101e0a9e0b8e0a00702d004f0fc04241dfff745fd250075d009eb040a08eb040baaeb05000168abeb0500fff74bfe2d1ff6d1bcf1030f10d1</text:p>
      <text:p text:style-name="P7">Bytes 1<text:span text:style-name="T1">536-1791</text:span>:</text:p>
      <text:p text:style-name="P6">040008eb0402431a1b68551a2b60091ff9d1bcf1040f51d14e4880454ed1e00702d004f0fe04a41cfff71bfdfff713fdfff70bfd484b186940f010001861fff7fffc64b109eb040208eb0405101b0088291bc0b20880fff7f3fca41ef6d1186920f0100018617920fff7defcc6f80c7d24e0fff75efd01283ff411af7920fff7d3fcfff7aefdff2805d1fff7aafda8b9fff7ddfd12e005ad441c2946fff7affdaa287ff4fcae4cb14ff0006c15f8010b0ceb8020fff7bafd641ef7d1792016e77920fff7b1fcfff78cfd05ad441c2946fff795fdaa287ff4fcae00223cb1012115f8013b01fa03f00243641ef8d1fff7b2fc19483521c1601046fff721fd11e0</text:p>
      <text:p text:style-name="P6"/>
      <text:p text:style-name="P8">Bytes: 1792-2047:</text:p>
      <text:p text:style-name="P8">fff717fd0128b7d07920fff78dfc19e0fff70ffd0128afd07920fff785fc0120fff7b6fc7920fff77ffcc6f80c7d64e67920fff779fc0948094a002140f804199042fbd10020ebe7001002400000fff8fffff6fe00f8ff1f00200240fc4f0020fc0100207047fff767bc0000074c084d06e0e06840f0010394e8070098471034ac42f6d30348fff749fc0000a8f7ff1fa8f7ff1f4df3ff1f80f308887047000062b6704772b67047ffffffffffffffffffffffffffffffffffffffffffffffffffffffffffffffffffffffffffffffffffffffffffffffffffffffffffffffff8000ffffc4060f0557ff6a068387575129571367ff00ffff6897ff004bb4807f</text:p>
      <text:p text:style-name="P10">(some slight discrepencies with Ghidra)</text:p>
      <text:p text:style-name="P10"/>
      <text:p text:style-name="P9">Bytes: <text:span text:style-name="T2">2048-2303</text:span>:</text:p>
      <text:p text:style-name="P9">bb44ff00ff00ff00ff00ff00ff00ff00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f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06T08:09:28.325830180</meta:creation-date>
    <dc:date>2024-03-06T09:51:08.043522589</dc:date>
    <meta:editing-duration>PT20M18S</meta:editing-duration>
    <meta:editing-cycles>1</meta:editing-cycles>
    <meta:document-statistic meta:table-count="0" meta:image-count="0" meta:object-count="0" meta:page-count="3" meta:paragraph-count="20" meta:word-count="39" meta:character-count="4788" meta:non-whitespace-character-count="4766"/>
    <meta:generator>LibreOffice/7.3.7.2$Linux_X86_64 LibreOffice_project/30$Build-2</meta:generator>
  </office:meta>
</office:document-meta>
</file>